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Gras" style:font-family-generic="swiss" style:font-pitch="variable"/>
    <style:font-face style:name="Utsaah" svg:font-family="Utsaah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6cm" table:align="left" style:may-break-between-rows="false"/>
    </style:style>
    <style:style style:name="Tableau1.A" style:family="table-column">
      <style:table-column-properties style:column-width="8.784cm"/>
    </style:style>
    <style:style style:name="Tableau1.B" style:family="table-column">
      <style:table-column-properties style:column-width="8.176cm"/>
    </style:style>
    <style:style style:name="Tableau1.1" style:family="table-row">
      <style:table-row-properties style:min-row-height="5.159cm"/>
    </style:style>
    <style:style style:name="Tableau1.3" style:family="table-row">
      <style:table-row-properties style:min-row-height="1.191cm"/>
    </style:style>
    <style:style style:name="P1" style:family="paragraph" style:parent-style-name="Standard">
      <style:text-properties style:font-name="Trebuchet MS" fo:font-size="16pt" fo:font-weight="bold"/>
    </style:style>
    <style:style style:name="P2" style:family="paragraph" style:parent-style-name="Standard">
      <style:paragraph-properties fo:text-align="end" style:justify-single-word="false"/>
      <style:text-properties style:font-name="Trebuchet MS" fo:font-size="16pt" fo:font-weight="bold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6pt" fo:font-weight="bold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color="#111111" fo:font-weight="bold" style:font-weight-asian="bold" style:font-weight-complex="bold"/>
    </style:style>
    <style:style style:name="P7" style:family="paragraph" style:parent-style-name="Table_20_Contents">
      <style:text-properties fo:color="#333333"/>
    </style:style>
    <style:style style:name="P8" style:family="paragraph" style:parent-style-name="Table_20_Contents">
      <style:text-properties fo:color="#333333" fo:font-size="13pt" fo:font-weight="bold" style:font-size-asian="13pt" style:font-weight-asian="bold" style:font-size-complex="13pt" style:font-weight-complex="bold"/>
    </style:style>
    <style:style style:name="P9" style:family="paragraph" style:parent-style-name="Table_20_Contents">
      <style:text-properties fo:color="#333333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333333" fo:font-weight="bold" style:font-weight-asian="bold" style:font-weight-complex="bold"/>
    </style:style>
    <style:style style:name="P11" style:family="paragraph" style:parent-style-name="Table_20_Contents">
      <style:text-properties fo:color="#666666" fo:font-size="13pt" style:text-underline-style="none" fo:font-weight="bold" style:font-size-asian="13pt" style:font-weight-asian="bold" style:font-size-complex="13pt" style:font-weight-complex="bold"/>
    </style:style>
    <style:style style:name="P12" style:family="paragraph" style:parent-style-name="Table_20_Contents">
      <style:text-properties fo:color="#666666" fo:font-size="14pt" style:text-underline-style="none" style:font-size-asian="14pt" style:font-size-complex="14pt"/>
    </style:style>
    <style:style style:name="T1" style:family="text">
      <style:text-properties style:font-name="Trebuchet MS" fo:font-size="16pt"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111111"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color="#111111" fo:font-weight="bold" style:font-weight-asian="bold" style:font-weight-complex="bold"/>
    </style:style>
    <style:style style:name="T8" style:family="text">
      <style:text-properties fo:color="#111111" style:text-underline-style="none" fo:font-weight="bold" style:font-weight-asian="bold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color="#333333"/>
    </style:style>
    <style:style style:name="T11" style:family="text">
      <style:text-properties fo:color="#333333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style:wrap="right" style:number-wrapped-paragraphs="no-limit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>
            <text:p text:style-name="P1"><draw:frame draw:style-name="fr1" draw:name="Cadre1" text:anchor-type="paragraph" svg:x="0.542cm" svg:y="0.36cm" svg:width="2.986cm" draw:z-index="0"><draw:text-box fo:min-height="3.757cm"><text:p text:style-name="Frame_20_contents">Photo</text:p></draw:text-box></draw:frame><text:tab/><text:tab/><text:tab/><text:tab/><text:tab/><text:tab/></text:p>
            <text:p text:style-name="Standard"><text:span text:style-name="T1"/></text:p>
            <text:p text:style-name="Standard"><text:span text:style-name="T1"><text:tab/> <text:s/>RIBEAUCOURT </text:span></text:p>
            <text:p text:style-name="P1"><text:tab/> <text:s/>GAËTAN </text:p>
          </table:table-cell>
          <table:table-cell office:value-type="string">
            <text:p text:style-name="P3">Contacts :</text:p>
            <text:p text:style-name="P4"><text:span text:style-name="T2">Tel</text:span> : 06 60 36 08 00</text:p>
            <text:p text:style-name="P4"><text:span text:style-name="T2">e-mail </text:span>: <text:a xlink:type="simple" xlink:href="mailto:ribeaucourt.gaetan@gmail.com" text:style-name="Internet_20_link" text:visited-style-name="Visited_20_Internet_20_Link">ribeaucourt.gaetan@gmail.com</text:a></text:p>
            <text:p text:style-name="P4"><text:span text:style-name="T2">linkedin</text:span> : à créer</text:p>
            <text:p text:style-name="P4"/>
            <text:p text:style-name="P4"/>
            <text:p text:style-name="P4"/>
            <text:p text:style-name="P2"><text:tab/><text:tab/><text:tab/><text:tab/><text:tab/><text:tab/></text:p>
          </table:table-cell>
        </table:table-row>
        <table:table-row>
          <table:table-cell table:number-columns-spanned="2" office:value-type="string">
            <text:p text:style-name="P5"/>
            <text:p text:style-name="P5">Phrase d'accroche ici</text:p>
            <text:p text:style-name="Table_20_Contents"/>
            <text:p text:style-name="Table_20_Contents"/>
          </table:table-cell>
          <table:covered-table-cell/>
        </table:table-row>
        <table:table-row table:style-name="Tableau1.3">
          <table:table-cell office:value-type="string">
            <text:p text:style-name="Table_20_Contents">Formations/parcours ici</text:p>
          </table:table-cell>
          <table:table-cell office:value-type="string">
            <text:p text:style-name="P11">Compétences :</text:p>
            <text:p text:style-name="P10"/>
            <text:p text:style-name="P9">C#.NET :</text:p>
            <text:p text:style-name="P9">Javascript :</text:p>
            <text:p text:style-name="P10">Python :</text:p>
            <text:p text:style-name="P10"/>
            <text:p text:style-name="P10">HTML5 : </text:p>
            <text:p text:style-name="P10">CSS : </text:p>
            <text:p text:style-name="P10"/>
            <text:p text:style-name="P10">Jquery :</text:p>
            <text:p text:style-name="P10">Bootstrap :</text:p>
            <text:p text:style-name="P6"/>
          </table:table-cell>
        </table:table-row>
        <table:table-row>
          <table:table-cell office:value-type="string">
            <text:p text:style-name="P8">Langues vivantes :</text:p>
            <text:p text:style-name="P7"/>
            <text:p text:style-name="P10">Anglais :</text:p>
          </table:table-cell>
          <table:table-cell office:value-type="string">
            <text:p text:style-name="P12"><text:span text:style-name="T5">Outils</text:span><text:span text:style-name="T5"> </text:span>:</text:p>
            <text:p text:style-name="P7"/>
            <text:p text:style-name="P9">Atom :</text:p>
            <text:p text:style-name="P9">Visual Studio :</text:p>
            <text:p text:style-name="P9">Xcode :</text:p>
            <text:p text:style-name="P9"/>
            <text:p text:style-name="P9">GIMP :</text:p>
            <text:p text:style-name="P9">Pages :</text:p>
            <text:p text:style-name="P9">OpenOffice :</text:p>
            <text:p text:style-name="P9"/>
            <text:p text:style-name="P9">Github :</text:p>
            <text:p text:style-name="P9">Git :</text:p>
            <text:p text:style-name="P9"/>
            <text:p text:style-name="P9">Windows :</text:p>
            <text:p text:style-name="P9">Mac OS-X :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>
          <table:table-cell office:value-type="string">
            <text:p text:style-name="Table_20_Contents">Loisirs</text:p>
          </table:table-cell>
          <table:table-cell office:value-type="string">
            <text:p text:style-name="Table_20_Contents"><text:span text:style-name="T11">Qualités </text:span><text:span text:style-name="T10">: </text:span>Sociable, entreprenant, curieux, ambitieux, polyvalent</text:p>
          </table:table-cell>
        </table:table-row>
      </table:table>
      <text:p text:style-name="Standard"><text:soft-page-break/><text:tab/><text:tab/><text:tab/></text:p>
      <text:p text:style-name="Standard"/>
      <text:p text:style-name="Standard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Gras" style:font-family-generic="swiss" style:font-pitch="variable"/>
    <style:font-face style:name="Utsaah" svg:font-family="Utsaah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../world.png" xlink:type="simple" xlink:actuate="onLoad" style:filter-name="PNG - Portable Network Graphic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16T10:58:12.62</meta:creation-date>
    <dc:date>2019-01-16T14:36:37.41</dc:date>
    <meta:editing-duration>PT2H52M41S</meta:editing-duration>
    <meta:editing-cycles>2</meta:editing-cycles>
    <meta:generator>OpenOffice/4.1.0$Win32 OpenOffice.org_project/410m18$Build-9764</meta:generator>
    <meta:document-statistic meta:table-count="1" meta:image-count="0" meta:object-count="0" meta:page-count="2" meta:paragraph-count="36" meta:word-count="77" meta:character-count="441"/>
  </office:meta>
</office:document-meta>
</file>